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9984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1.2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>
            <text:p>NeoSofttech Websi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Working Statu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Module </text:p>
          </table:table-cell>
          <table:table-cell table:style-name="ce1" office:value-type="string">
            <text:p>Pages/Component 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Responsive</text:p>
          </table:table-cell>
          <table:table-cell table:style-name="ce1" office:value-type="string">
            <text:p>ETA</text:p>
          </table:table-cell>
          <table:table-cell table:style-name="ce1"/>
        </table:table-row>
        <table:table-row table:style-name="ro1">
          <table:table-cell office:value-type="string">
            <text:p>Index Module</text:p>
          </table:table-cell>
          <table:table-cell office:value-type="string">
            <text:p>Header Language Section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Search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Info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Contact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ho We Are Section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hat We Do</text:p>
          </table:table-cell>
          <table:table-cell office:value-type="string">
            <text:p>Done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e Work With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ader Technology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ho We Are Section in landing page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hat We Do in Index page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ustomer Sectio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hy Choose Us Sectio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g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ull page JS PlugI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wl Carousel Plugi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oter Component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ho We Are Module</text:p>
          </table:table-cell>
          <table:table-cell office:value-type="string">
            <text:p>OverView Componet(Main page)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ompetencies Componnet ( common )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More About Component ( common )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dustry Serve Component( common )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overview Banner Componet( common )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Mobile Application 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Web Development 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loud Computing 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I &amp; ML 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nalytics and Big Data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ternet Of things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lock Chain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ev Ops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QA and Testing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AP 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UX/UI Design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oftware Consulting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ternet Marketing</text:p>
          </table:table-cell>
          <table:table-cell office:value-type="string">
            <text:p>One Section remaini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d To End Product E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nterprise Digital Transformat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Team Aumentat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metencies Sec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roSoft Tech ( 06 Pages)</text:p>
          </table:table-cell>
          <table:table-cell table:number-columns-repeated="2"/>
          <table:table-cell office:value-type="string">
            <text:p>6day</text:p>
          </table:table-cell>
          <table:table-cell/>
        </table:table-row>
        <table:table-row table:style-name="ro1">
          <table:table-cell/>
          <table:table-cell office:value-type="string">
            <text:p>Open Source Tech ( 18 pages)</text:p>
          </table:table-cell>
          <table:table-cell table:number-columns-repeated="2"/>
          <table:table-cell office:value-type="string">
            <text:p>6day</text:p>
          </table:table-cell>
          <table:table-cell/>
        </table:table-row>
        <table:table-row table:style-name="ro1">
          <table:table-cell/>
          <table:table-cell office:value-type="string">
            <text:p>Java Tech ( 5 pages)</text:p>
          </table:table-cell>
          <table:table-cell table:number-columns-repeated="2"/>
          <table:table-cell office:value-type="string">
            <text:p>5day</text:p>
          </table:table-cell>
          <table:table-cell/>
        </table:table-row>
        <table:table-row table:style-name="ro1">
          <table:table-cell/>
          <table:table-cell office:value-type="string">
            <text:p>Mobile Tech ( 6 pages)</text:p>
          </table:table-cell>
          <table:table-cell table:number-columns-repeated="2"/>
          <table:table-cell office:value-type="string">
            <text:p>7day</text:p>
          </table:table-cell>
          <table:table-cell/>
        </table:table-row>
        <table:table-row table:style-name="ro1">
          <table:table-cell/>
          <table:table-cell office:value-type="string">
            <text:p>Ux /Ui <text:s/>(7 pages)</text:p>
          </table:table-cell>
          <table:table-cell table:number-columns-repeated="2"/>
          <table:table-cell office:value-type="string">
            <text:p>7day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atabase Tech ( 2 pages)</text:p>
          </table:table-cell>
          <table:table-cell table:number-columns-repeated="2"/>
          <table:table-cell office:value-type="string">
            <text:p>4day</text:p>
          </table:table-cell>
          <table:table-cell/>
        </table:table-row>
        <table:table-row table:style-name="ro1">
          <table:table-cell/>
          <table:table-cell office:value-type="string">
            <text:p>CRM ( 4 pages )</text:p>
          </table:table-cell>
          <table:table-cell table:number-columns-repeated="2"/>
          <table:table-cell office:value-type="string">
            <text:p>5day</text:p>
          </table:table-cell>
          <table:table-cell/>
        </table:table-row>
        <table:table-row table:style-name="ro1">
          <table:table-cell/>
          <table:table-cell office:value-type="string">
            <text:p>Ecommerce Solution (5 pages)</text:p>
          </table:table-cell>
          <table:table-cell table:number-columns-repeated="2"/>
          <table:table-cell office:value-type="string">
            <text:p>5day</text:p>
          </table:table-cell>
          <table:table-cell/>
        </table:table-row>
        <table:table-row table:style-name="ro1">
          <table:table-cell/>
          <table:table-cell office:value-type="string">
            <text:p>CMS ( 5 pages)</text:p>
          </table:table-cell>
          <table:table-cell table:number-columns-repeated="2"/>
          <table:table-cell office:value-type="string">
            <text:p>5day</text:p>
          </table:table-cell>
          <table:table-cell/>
        </table:table-row>
        <table:table-row table:style-name="ro1">
          <table:table-cell/>
          <table:table-cell office:value-type="string">
            <text:p>ERP ( 2 pages )</text:p>
          </table:table-cell>
          <table:table-cell table:number-columns-repeated="2"/>
          <table:table-cell office:value-type="string">
            <text:p>2day</text:p>
          </table:table-cell>
          <table:table-cell/>
        </table:table-row>
        <table:table-row table:style-name="ro1">
          <table:table-cell/>
          <table:table-cell office:value-type="string">
            <text:p>Testing (01 pages)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Other (4 pagtes)</text:p>
          </table:table-cell>
          <table:table-cell table:number-columns-repeated="2"/>
          <table:table-cell office:value-type="string">
            <text:p>4day</text:p>
          </table:table-cell>
          <table:table-cell/>
        </table:table-row>
        <table:table-row table:style-name="ro1">
          <table:table-cell/>
          <table:table-cell office:value-type="string">
            <text:p>Clientite page(2 pages)</text:p>
          </table:table-cell>
          <table:table-cell table:number-columns-repeated="2"/>
          <table:table-cell office:value-type="string">
            <text:p>3day</text:p>
          </table:table-cell>
          <table:table-cell/>
        </table:table-row>
        <table:table-row table:style-name="ro1">
          <table:table-cell/>
          <table:table-cell office:value-type="string">
            <text:p>corporate facrt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ertificat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Patner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frastructur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Global Present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SR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Vision and Miss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Opertunity at neoSoft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log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ngagement Model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evlopmet Model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hat We Do Module</text:p>
          </table:table-cell>
          <table:table-cell office:value-type="string">
            <text:p>Mobile Application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Web Development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loud Computing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I &amp; ML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nalytics and Big Data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ternet Of thing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lock Chai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ev Op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QA and Test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AP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UX/UI Desig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oftware Consult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ternet Market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nd To End Product E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nterprise Digital Transformat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Hire Now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e Work With Module</text:p>
          </table:table-cell>
          <table:table-cell office:value-type="string">
            <text:p>Enterpris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gencie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tartup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anking And Financ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commerce and Financ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ducation learn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Gov and Semi gov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healthcar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suranc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T and Consult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Manufacturing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Media and Entertainmnent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News and Publicatio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tartup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Telecom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1day</text:p>
          </table:table-cell>
          <table:table-cell/>
        </table:table-row>
        <table:table-row table:style-name="ro1">
          <table:table-cell office:value-type="string">
            <text:p>Technology Module</text:p>
          </table:table-cell>
          <table:table-cell office:value-type="string">
            <text:p>Microsof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pen-Sourc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Java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Mobil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Frontend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ig Data and Analytic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Internet Of thing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loud Infrastructre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Block Chain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ev Op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SAP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AI &amp; ML 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M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RM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MS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RP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3day</text:p>
          </table:table-cell>
          <table:table-cell/>
        </table:table-row>
        <table:table-row table:style-name="ro1">
          <table:table-cell office:value-type="string">
            <text:p>career </text:p>
          </table:table-cell>
          <table:table-cell table:number-columns-repeated="3"/>
          <table:table-cell office:value-type="string">
            <text:p>1day</text:p>
          </table:table-cell>
          <table:table-cell/>
        </table:table-row>
        <table:table-row table:style-name="ro1">
          <table:table-cell office:value-type="string">
            <text:p>Contac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1/08/2020</text:date>, <text:time>18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7:17:35.96</meta:creation-date>
    <dc:date>2020-01-08T18:35:14.61</dc:date>
    <meta:editing-duration>PT1H17M32S</meta:editing-duration>
    <meta:editing-cycles>11</meta:editing-cycles>
    <meta:generator>OpenOffice/4.1.6$Win32 OpenOffice.org_project/416m1$Build-9790</meta:generator>
    <meta:document-statistic meta:table-count="3" meta:cell-count="259" meta:object-count="0"/>
  </office:meta>
</office:document-meta>
</file>